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09d1" officeooo:paragraph-rsid="001a09d1"/>
    </style:style>
    <style:style style:name="P2" style:family="paragraph" style:parent-style-name="Standard" style:list-style-name="L1">
      <style:text-properties officeooo:rsid="001a09d1" officeooo:paragraph-rsid="001a09d1"/>
    </style:style>
    <style:style style:name="P3" style:family="paragraph" style:parent-style-name="Standard" style:list-style-name="L1">
      <style:text-properties officeooo:rsid="001a09d1" officeooo:paragraph-rsid="001b3e95"/>
    </style:style>
    <style:style style:name="P4" style:family="paragraph" style:parent-style-name="Standard" style:list-style-name="L1">
      <style:text-properties officeooo:rsid="001b3e95" officeooo:paragraph-rsid="001b3e95"/>
    </style:style>
    <style:style style:name="P5" style:family="paragraph" style:parent-style-name="Standard" style:list-style-name="L1">
      <style:text-properties officeooo:rsid="001c3a83" officeooo:paragraph-rsid="001c3a83"/>
    </style:style>
    <style:style style:name="P6" style:family="paragraph" style:parent-style-name="Standard" style:list-style-name="L1">
      <style:text-properties officeooo:rsid="001d2555" officeooo:paragraph-rsid="001d2555"/>
    </style:style>
    <style:style style:name="P7" style:family="paragraph" style:parent-style-name="Standard" style:list-style-name="L1">
      <style:text-properties officeooo:rsid="001ee3c4" officeooo:paragraph-rsid="001ee3c4"/>
    </style:style>
    <style:style style:name="T1" style:family="text">
      <style:text-properties officeooo:rsid="001b3e95"/>
    </style:style>
    <style:style style:name="T2" style:family="text">
      <style:text-properties officeooo:rsid="001d255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ane operations:</text:p>
      <text:list xml:id="list296774030" text:style-name="L1">
        <text:list-item>
          <text:p text:style-name="P2">lock out nutrient flow so trays can be removed without pressurized lines. <text:span text:style-name="T1">If cranes are run at night then this isn't a concern. </text:span></text:p>
        </text:list-item>
        <text:list-item>
          <text:p text:style-name="P2">center rolling trays so that it's easier to relocate them later <text:span text:style-name="T1">when the tray returns</text:span></text:p>
        </text:list-item>
        <text:list-item>
          <text:p text:style-name="P2">no one can be in the part of the greenhouse that the cranes are running in.</text:p>
        </text:list-item>
        <text:list-item>
          <text:p text:style-name="P4">carts that trays are loaded on will need to be able to handle a 350 lb tray</text:p>
        </text:list-item>
        <text:list-item>
          <text:p text:style-name="P4">I imagine a good speed for the crane is 5 feet a second <text:s/>which would make the time to cross the greenhouse 180 foot length to be about 36 seconds. I'd give it 15 seconds for picking up and dropping off. So if the crane is right above the tray to pick up and the tray is the farthest from where the tray is going, then it will take 15 + 36 + 15 seconds or 1 min 6 sec to get the tray, move it to the cart and drop it on the cart. </text:p>
        </text:list-item>
        <text:list-item>
          <text:p text:style-name="P5">If the crane dropped the tray on a conveyer that rolled the cart into a booth that gave a uv bath and sprayed whatever. If the tray could be done by the time the next tray shows up then 44 trays can be processed in less than an hour. This is because a tray is being moved in both directions on the crane utilizing the cranes return time.</text:p>
        </text:list-item>
        <text:list-item>
          <text:p text:style-name="P5">I think we'll need to dedicate some space for rails to move trays from the crane to the processing area. If we make people move the trays it'll slow everything down. Even though it takes up space, having a little rail system would be a fairly easy way to automate delivering the trays to the processing area. It's so 1950s. <text:span text:style-name="T2">Having trays on rails means that the trays can be queued up for processing because the rail system could buffer trays as the crane brings them. </text:span></text:p>
        </text:list-item>
        <text:list-item>
          <text:p text:style-name="P6">All 560 trays in the greenhouse could be processed in a little over 12 hours. (famous last words)</text:p>
        </text:list-item>
        <text:list-item>
          <text:p text:style-name="P6">using processing bays for trays provides many opportunities for automation and doesn't prevent us from having processing bays for manual workers. </text:p>
        </text:list-item>
        <text:list-item>
          <text:p text:style-name="P7">One advantage nutrient film technique has is that the trays would be significantly lighter. Instead of 350 lbs a tray full of plants could weight 50 pounds.</text:p>
          <text:p text:style-name="P4"/>
          <text:p text:style-name="P3"/>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00:55:47.601000000</meta:creation-date>
    <dc:date>2017-07-24T00:49:36.526010000</dc:date>
    <meta:editing-duration>PT10M11S</meta:editing-duration>
    <meta:editing-cycles>2</meta:editing-cycles>
    <meta:generator>LibreOffice/5.3.4.2$MacOSX_X86_64 LibreOffice_project/f82d347ccc0be322489bf7da61d7e4ad13fe2ff3</meta:generator>
    <meta:document-statistic meta:table-count="0" meta:image-count="0" meta:object-count="0" meta:page-count="1" meta:paragraph-count="13" meta:word-count="400" meta:character-count="2025" meta:non-whitespace-character-count="1643"/>
  </office:meta>
</office:document-meta>
</file>